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Mapping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Mappin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setAttributes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Mapping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setDescriptor( Element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Mapping.setTyp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